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0665" officeooo:paragraph-rsid="00060665"/>
    </style:style>
    <style:style style:name="T1" style:family="text">
      <style:text-properties officeooo:rsid="00075710"/>
    </style:style>
    <style:style style:name="T2" style:family="text">
      <style:text-properties officeooo:rsid="00075a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 Copy</text:p>
      <text:p text:style-name="P1"/>
      <text:p text:style-name="P1">My name is Jesse Bourret-Gheysen and I am a <text:span text:style-name="T2">biotechnologist turned </text:span>creative developer <text:span text:style-name="T1">who is interested in pursuing </text:span><text:span text:style-name="T2">software development and game development opportunities. My initial introduction to computer programming was through data science and biological simulations. As my curiosity for programming grew, so to did my hunger for creative outlets of this new skill.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4T10:41:50.904486729</meta:creation-date>
    <dc:date>2022-01-14T11:21:18.674219018</dc:date>
    <meta:editing-duration>PT8M57S</meta:editing-duration>
    <meta:editing-cycles>1</meta:editing-cycles>
    <meta:generator>LibreOffice/7.2.3.2$Linux_X86_64 LibreOffice_project/20$Build-2</meta:generator>
    <meta:document-statistic meta:table-count="0" meta:image-count="0" meta:object-count="0" meta:page-count="1" meta:paragraph-count="2" meta:word-count="57" meta:character-count="382" meta:non-whitespace-character-count="326"/>
  </office:meta>
</office:document-meta>
</file>